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0d23b3" officeooo:paragraph-rsid="000d23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OC C111 Customer 111,Sal A Mander,NULL,NULL,100.00</text:p>
      <text:p text:style-name="P1">ALLOC C222 Customer 222,Barb Wire,NULL,NULL,200.00</text:p>
      <text:p text:style-name="P1">ALLOC PPF001 LineItem PPF001,5,9.95,NULL</text:p>
      <text:p text:style-name="P1">ASSOC C111 pNextCust C222</text:p>
      <text:p text:style-name="P1">ASSOC C111 pFirstItem PPF001</text:p>
      <text:p text:style-name="P1">ALLOC C333 Customer 333,Misty Wind,NULL,NULL,70.00</text:p>
      <text:p text:style-name="P1">ASSOC C222 pNextCust C333</text:p>
      <text:p text:style-name="P1">ALLOC C444 Customer 444,Emory Board,NULL,NULL,44.44</text:p>
      <text:p text:style-name="P1">ASSOC C333 pNextCust C444</text:p>
      <text:p text:style-name="P1">DUMP</text:p>
      <text:p text:style-name="P1">ALLOC C555 Customer 555,Holly Graph,NULL,NULL,55.00</text:p>
      <text:p text:style-name="P1">ASSOC C555 pNextCust C222</text:p>
      <text:p text:style-name="P1">ALLOC SBB001 LineItem SBB001,2,19.95,NULL</text:p>
      <text:p text:style-name="P1">ASSOC C555 pFirstItem SBB001</text:p>
      <text:p text:style-name="P1">ALLOC BOM001 LineItem BOM001,1,29.95,NULL</text:p>
      <text:p text:style-name="P1">ASSOC SBB001 pNextItem BOM001</text:p>
      <text:p text:style-name="P1">ALLOC C666 Customer 666,Bob L Head,NULL,NULL,66.00</text:p>
      <text:p text:style-name="P1">ASSOC C444 pNextCust C666</text:p>
      <text:p text:style-name="P1">ALLOC C777 Customer 777,Flo N Water,NULL,NULL,77.00</text:p>
      <text:p text:style-name="P1">ASSOC C444 pNextCust C777</text:p>
      <text:p text:style-name="P1">ALLOC C888 Customer 888,Joe King,NULL,NULL,88.00</text:p>
      <text:p text:style-name="P1">ALLOC C911 Customer 911,Lee King,NULL,NULL,91.00</text:p>
      <text:p text:style-name="P1">ALLOC C922 Customer 922,Mae King,NULL,NULL,92.00</text:p>
      <text:p text:style-name="P1">ALLOC MCW001 LineItem MCW001,1,12.45,NULL</text:p>
      <text:p text:style-name="P1">ALLOC C933 Customer 933,Ray King,NULL,NULL,93.00</text:p>
      <text:p text:style-name="P1">ALLOC C944 Customer 944,Freida King,NULL,NULL,94.00</text:p>
      <text:p text:style-name="P1">ALLOC SSX001 LineItem SSX001,1,29.95,NULL</text:p>
      <text:p text:style-name="P1">ASSOC MCW001 pNextItem SSX001</text:p>
      <text:p text:style-name="P1">ALLOC TTP001 LineItem TTP001,2,9.95,NULL</text:p>
      <text:p text:style-name="P1">DEREF SSX001</text:p>
      <text:p text:style-name="P1">DUMP</text:p>
      <text:p text:style-name="P1"/>
      <text:p text:style-name="P1">ALLOC NHC001 LineItem NHC001,1,9.95,NULL</text:p>
      <text:p text:style-name="P1"/>
      <text:p text:style-name="P1">*</text:p>
      <text:p text:style-name="P1">* XXXXXX 2</text:p>
      <text:p text:style-name="P1">* Do a Garbage Collection ... should not collect anything</text:p>
      <text:p text:style-name="P1">* Note that SSX001 is still referenced by a linked list</text:p>
      <text:p text:style-name="P1">* so it shouldn't be freed.</text:p>
      <text:p text:style-name="P1">*</text:p>
      <text:p text:style-name="P1">DUMP</text:p>
      <text:p text:style-name="P1">GCOLL</text:p>
      <text:p text:style-name="P1">DUMP</text:p>
      <text:p text:style-name="P1">*</text:p>
      <text:p text:style-name="P1">* Remove our reference to the beginning of the linked list</text:p>
      <text:p text:style-name="P1">*</text:p>
      <text:p text:style-name="P1">DEREF MCW001</text:p>
      <text:p text:style-name="P1">*</text:p>
      <text:p text:style-name="P1">* XXXXXX 3</text:p>
      <text:p text:style-name="P1">* Do a Garbage Collection which will gain two free areas</text:p>
      <text:p text:style-name="P1">*</text:p>
      <text:p text:style-name="P1">GCOLL</text:p>
      <text:p text:style-name="P1">DUMP</text:p>
      <text:p text:style-name="P1">*</text:p>
      <text:p text:style-name="P1">* Remove some Hash Table references ... but some of these</text:p>
      <text:p text:style-name="P1">* will still be referenced by user pointers</text:p>
      <text:p text:style-name="P1">*</text:p>
      <text:p text:style-name="P1">DEREF C888</text:p>
      <text:p text:style-name="P1">DEREF C911</text:p>
      <text:p text:style-name="P1"><text:soft-page-break/>DEREF C333</text:p>
      <text:p text:style-name="P1">DEREF C444</text:p>
      <text:p text:style-name="P1">DEREF C666</text:p>
      <text:p text:style-name="P1">*</text:p>
      <text:p text:style-name="P1">* XXXXXX 4</text:p>
      <text:p text:style-name="P1">* Do a Garbage Collection which should find C666 to collect</text:p>
      <text:p text:style-name="P1">*</text:p>
      <text:p text:style-name="P1">GCOLL</text:p>
      <text:p text:style-name="P1">DUMP</text:p>
      <text:p text:style-name="P1">*</text:p>
      <text:p text:style-name="P1">* Create a circular list, should not cause problems for GCOLL</text:p>
      <text:p text:style-name="P1">*</text:p>
      <text:p text:style-name="P1">ASSOC C777 pNextCust C222</text:p>
      <text:p text:style-name="P1">DEREF C777</text:p>
      <text:p text:style-name="P1">DEREF C222</text:p>
      <text:p text:style-name="P1">*</text:p>
      <text:p text:style-name="P1">* Do a Garbage Collection which shouldn't change anything</text:p>
      <text:p text:style-name="P1">* but should verify that student's code doesn't infinite loop</text:p>
      <text:p text:style-name="P1">*</text:p>
      <text:p text:style-name="P1">GCOLL</text:p>
      <text:p text:style-name="P1">DUMP</text:p>
      <text:p text:style-name="P1">*</text:p>
      <text:p text:style-name="P1">ALLOC C955 Customer 955,Harry King,NULL,NULL,95.00</text:p>
      <text:p text:style-name="P1">ALLOC SSX002 LineItem SSX002,1,29.25,NULL</text:p>
      <text:p text:style-name="P1">ALLOC SSX003 LineItem SSX003,1,29.35,NULL</text:p>
      <text:p text:style-name="P1">ALLOC SSX004 LineItem SSX004,1,29.45,NULL</text:p>
      <text:p text:style-name="P1">*</text:p>
      <text:p text:style-name="P1">* XXXXXX 5</text:p>
      <text:p text:style-name="P1">DUMP</text:p>
      <text:p text:style-name="P1">*</text:p>
      <text:p text:style-name="P1">DEREF C933</text:p>
      <text:p text:style-name="P1">DEREF C944</text:p>
      <text:p text:style-name="P1">DEREF SSX003</text:p>
      <text:p text:style-name="P1">*</text:p>
      <text:p text:style-name="P1">* XXXXXX 6</text:p>
      <text:p text:style-name="P1">* 32-bit: Collection should have one existing and gather three adj</text:p>
      <text:p text:style-name="P1">* 64-bit: Collection should have two existing and gather three adj</text:p>
      <text:p text:style-name="P1">*</text:p>
      <text:p text:style-name="P1">GCOLL</text:p>
      <text:p text:style-name="P1">DUM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16:36:23.030526254</dc:date>
    <meta:editing-duration>PT1H11M54S</meta:editing-duration>
    <meta:editing-cycles>3</meta:editing-cycles>
    <meta:generator>LibreOffice/5.3.5.2$Linux_X86_64 LibreOffice_project/30m0$Build-2</meta:generator>
    <meta:document-statistic meta:table-count="0" meta:image-count="0" meta:object-count="0" meta:page-count="2" meta:paragraph-count="97" meta:word-count="355" meta:character-count="2324" meta:non-whitespace-character-count="2066"/>
  </office:meta>
</office:document-meta>
</file>